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30000001F40000011920A6D5633699D1C5.gif" manifest:media-type="image/gif"/>
  <manifest:file-entry manifest:full-path="Pictures/1000000000000400000003009B33ED2D9B0F7917.jpg" manifest:media-type="image/jpeg"/>
  <manifest:file-entry manifest:full-path="Pictures/100021B200009698000054ABB312A649B9EEC188.svg" manifest:media-type="image/svg+xml"/>
  <manifest:file-entry manifest:full-path="Pictures/10000201000003AF00000212351A6FDB33ED9844.png" manifest:media-type="image/png"/>
  <manifest:file-entry manifest:full-path="Pictures/1000000D000000D200000142B503B04EDD1FD607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pinWheelWipe" smil:subtype="threeBlad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marker-end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44pt"/>
    </style:style>
    <style:style style:name="P3" style:family="paragraph">
      <loext:graphic-properties draw:fill="none" draw:fill-color="#ffffff"/>
      <style:paragraph-properties fo:text-align="center"/>
      <style:text-properties style:font-name="Orbitron" fo:font-size="44pt" fo:background-color="#ffffff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Orbitron" fo:font-size="44pt" fo:background-color="#ffffff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draw:style-name="gr1" draw:text-style-name="P1" xml:id="id3" draw:id="id3" draw:layer="layout" svg:width="7.825cm" svg:height="12cm" svg:x="18.375cm" svg:y="8cm">
          <draw:image xlink:href="Pictures/1000000D000000D200000142B503B04EDD1FD607.gif" xlink:type="simple" xlink:show="embed" xlink:actuate="onLoad">
            <text:p/>
          </draw:image>
        </draw:frame>
        <draw:frame draw:style-name="gr2" draw:text-style-name="P3" draw:layer="layout" svg:width="11cm" svg:height="4.037cm" svg:x="4.2cm" svg:y="9.563cm">
          <draw:text-box>
            <text:p xml:id="id2" text:id="id2" text:style-name="P2"><text:span text:style-name="T1">Intelligenza Artificiale</text:span></text:p>
          </draw:text-box>
        </draw:frame>
        <anim:par presentation:node-type="timing-root">
          <anim:par smil:begin="id1.begin">
            <anim:transitionFilter smil:dur="2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start">
                  <anim:command smil:begin="0s" smil:dur="0.001s" smil:fill="hold" smil:targetElement="id3" anim:command="play"/>
                  <anim:audio xlink:href="../Sounds/Robot1.mp3"/>
                </anim:par>
              </anim:par>
              <anim:par smil:begin="0s">
                <anim:par smil:begin="13s" smil:fill="hold" presentation:node-type="after-previous" presentation:preset-class="exit" presentation:preset-id="ooo-exit-zoom" presentation:preset-sub-type="out" presentation:group-id="0">
                  <anim:animate smil:dur="0.5s" smil:targetElement="id2" anim:sub-item="text" smil:attributeName="width" smil:values="width;0" smil:keyTimes="0;1"/>
                  <anim:animate smil:dur="0.5s" smil:targetElement="id2" anim:sub-item="text" smil:attributeName="height" smil:values="height;0" smil:keyTimes="0;1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Allora vi volevo parlare... </text:p>
              <text:p>-Clic</text:p>
              <text:p>-dell'intelligenza artificiale!</text:p>
              <text:p>-Clic</text:p>
              <text:p>-Audio Robot</text:p>
              <text:p>-Ok ok dai andiamo avanti</text:p>
              <text:p/>
            </draw:text-box>
          </draw:frame>
        </presentation:notes>
      </draw:page>
      <draw:page draw:name="page2" draw:style-name="dp3" draw:master-page-name="Predefinito" presentation:presentation-page-layout-name="AL2T1" xml:id="id4" draw:id="id4">
        <office:forms form:automatic-focus="false" form:apply-design-mode="false"/>
        <draw:frame draw:style-name="gr4" draw:text-style-name="P5" draw:layer="layout" svg:width="28cm" svg:height="22cm" svg:x="0cm" svg:y="-0.5cm">
          <draw:image xlink:href="Pictures/10000030000001F40000011920A6D5633699D1C5.gif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Eccoci! Prima di lasciare parlare l'impiccione voglio mostrarvi la base di tutto e farvi conoscere due compagni di viaggio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30000001F40000011920A6D5633699D1C5.gif" xlink:type="simple" xlink:show="embed" xlink:actuate="onLoad"/>
    <draw:fill-image draw:name="Bitmap_20_2" draw:display-name="Bitmap 2" xlink:href="Pictures/10000030000001F40000011920A6D5633699D1C5.gif" xlink:type="simple" xlink:show="embed" xlink:actuate="onLoad"/>
    <draw:fill-image draw:name="Bitmap_20_3" draw:display-name="Bitmap 3" xlink:href="Pictures/10000030000001F40000011920A6D5633699D1C5.gif" xlink:type="simple" xlink:show="embed" xlink:actuate="onLoad"/>
    <draw:fill-image draw:name="Bitmap_20_4" draw:display-name="Bitmap 4" xlink:href="Pictures/10000030000001F40000011920A6D5633699D1C5.gif" xlink:type="simple" xlink:show="embed" xlink:actuate="onLoad"/>
    <draw:fill-image draw:name="background" xlink:href="Pictures/1000000000000400000003009B33ED2D9B0F7917.jp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351A6FDB33ED984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2:09:57.588000000</meta:creation-date>
    <dc:date>2016-10-03T21:27:46.910000000</dc:date>
    <meta:editing-duration>PT2H37M22S</meta:editing-duration>
    <meta:editing-cycles>11</meta:editing-cycles>
    <meta:generator>LibreOffice/5.0.5.2$Windows_x86 LibreOffice_project/55b006a02d247b5f7215fc6ea0fde844b30035b3</meta:generator>
    <meta:document-statistic meta:object-count="40"/>
  </office:meta>
</office:document-meta>
</file>